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5f9" officeooo:paragraph-rsid="001475f9"/>
    </style:style>
    <style:style style:name="P2" style:family="paragraph" style:parent-style-name="Standard">
      <style:text-properties officeooo:rsid="001475f9" officeooo:paragraph-rsid="00156e03"/>
    </style:style>
    <style:style style:name="P3" style:family="paragraph" style:parent-style-name="Standard">
      <style:text-properties officeooo:rsid="001475f9" officeooo:paragraph-rsid="001891a6"/>
    </style:style>
    <style:style style:name="P4" style:family="paragraph" style:parent-style-name="Standard">
      <style:text-properties officeooo:rsid="0015eecb" officeooo:paragraph-rsid="00156e03"/>
    </style:style>
    <style:style style:name="P5" style:family="paragraph" style:parent-style-name="Standard">
      <style:text-properties officeooo:rsid="0015eecb" officeooo:paragraph-rsid="0015eecb"/>
    </style:style>
    <style:style style:name="P6" style:family="paragraph" style:parent-style-name="Standard">
      <style:text-properties officeooo:rsid="0015eecb" officeooo:paragraph-rsid="001891a6"/>
    </style:style>
    <style:style style:name="P7" style:family="paragraph" style:parent-style-name="Standard">
      <style:text-properties officeooo:rsid="001891a6" officeooo:paragraph-rsid="001891a6"/>
    </style:style>
    <style:style style:name="T1" style:family="text">
      <style:text-properties officeooo:rsid="00156e03"/>
    </style:style>
    <style:style style:name="T2" style:family="text">
      <style:text-properties officeooo:rsid="001891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hange in object disparity in an image can indicate its depth. If a feature is farther its depth would vary less with the camera motion compared to that of a closer feature. This method of calculating depth disparity takes into account many assumptions. One will have to assume that the objects are stable or the camera is stable to get a dependable hypothesis on the objects’ depth. Object occlusion could cause confusion because the method relies on comparing the same feature in consecutive images. This method also assumes that one is able to indicate which objects are the same in consecutive images. </text:p>
      <text:p text:style-name="P1"/>
      <text:p text:style-name="P2">Multiple techniques have been used to identify similar objects in different images. SIFT or SURF features of blobs or edges can be used. Those methods are computationally expensive and produce sparse results. <text:span text:style-name="T1">LKT is a faster way geared towards reducing the pixel value error between two images by shifting patches and minimizing the difference between their pixels by shifting them. </text:span></text:p>
      <text:p text:style-name="P4"/>
      <text:p text:style-name="P5"/>
      <text:p text:style-name="P5"/>
      <text:p text:style-name="P5"/>
      <text:p text:style-name="P3"/>
      <text:p text:style-name="P6">TODO: </text:p>
      <text:p text:style-name="P6"/>
      <text:p text:style-name="P6"><text:tab/>- review second moment matrices. Understand the details on how the LKT works.</text:p>
      <text:p text:style-name="P6"/>
      <text:p text:style-name="P5"/>
      <text:p text:style-name="P7">References: </text:p>
      <text:p text:style-name="P3"><text:span text:style-name="T2">On extracting optical flow: </text:span><text:a xlink:type="simple" xlink:href="https://www.mathworks.com/help/vision/ref/opticalflow.html#bqi5zaf-1" text:style-name="Internet_20_link" text:visited-style-name="Visited_20_Internet_20_Link"><text:span text:style-name="T2">https://www.mathworks.com/help/vision/ref/opticalflow.html#bqi5zaf-1</text:span></text:a><text:span text:style-name="T2">)</text:span></text:p>
      <text:p text:style-name="P6"/>
      <text:p text:style-name="P6">Optical flow matlab implementation available here: <text:a xlink:type="simple" xlink:href="https://www.mathworks.com/help/vision/ref/opticalflowlk-class.html" text:style-name="Internet_20_link" text:visited-style-name="Visited_20_Internet_20_Link">https://www.mathworks.com/help/vision/ref/opticalflowlk-class.html</text:a> </text:p>
      <text:p text:style-name="P6"/>
      <text:p text:style-name="P7">Video and image sequence usage:</text:p>
      <text:p text:style-name="P7"><text:a xlink:type="simple" xlink:href="http://www.mathworks.com/help/matlab/examples/convert-between-image-sequences-and-video.html" text:style-name="Internet_20_link" text:visited-style-name="Visited_20_Internet_20_Link">http://www.mathworks.com/help/matlab/examples/convert-between-image-sequences-and-video.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2:18:36.230600233</meta:creation-date>
    <meta:generator>LibreOffice/5.1.6.2$Linux_X86_64 LibreOffice_project/10m0$Build-2</meta:generator>
    <dc:date>2018-05-03T16:56:36.597061821</dc:date>
    <meta:editing-duration>PT20H36M27S</meta:editing-duration>
    <meta:editing-cycles>3</meta:editing-cycles>
    <meta:document-statistic meta:table-count="0" meta:image-count="0" meta:object-count="0" meta:page-count="1" meta:paragraph-count="9" meta:word-count="196" meta:character-count="1428" meta:non-whitespace-character-count="1234"/>
  </office:meta>
</office:document-meta>
</file>